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E70000335E000030331ED866DB.svm"/>
  <manifest:file-entry manifest:media-type="" manifest:full-path="Pictures/200001C90000069D0000069DA8AC580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1cm" fo:min-width="0cm"/>
    </style:style>
    <style:style style:name="gr4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715cm" svg:x="3.54cm" svg:y="20.6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81cm" svg:height="5.715cm" svg:x="8.62cm" svg:y="20.685cm">
          <text:p text:style-name="P2"><text:span text:style-name="T1">Inverted</text:span></text:p>
          <text:p text:style-name="P2"><text:span text:style-name="T1">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2.894cm" svg:height="1.981cm" svg:x="4.175cm" svg:y="22.822cm">
          <draw:text-box>
            <text:p text:style-name="P2"><text:span text:style-name="T1">Sesame</text:span></text:p>
            <text:p text:style-name="P2"><text:span text:style-name="T1">Store</text:span></text:p>
          </draw:text-box>
        </draw:frame>
        <draw:custom-shape draw:style-name="gr4" draw:text-style-name="P2" draw:id="id1" draw:layer="layout" svg:width="15.24cm" svg:height="2.54cm" svg:x="2.905cm" svg:y="10.525cm">
          <text:p text:style-name="P2"><text:span text:style-name="T1">HIVE Core (AP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905cm" svg:x="2.905cm" svg:y="14.97cm">
          <text:p text:style-name="P2"><text:span text:style-name="T1">ELMO/Sesam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1.905cm" svg:x="8.62cm" svg:y="14.97cm">
          <text:p text:style-name="P2"><text:span text:style-name="T1">Luce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" draw:layer="layout" svg:width="4.445cm" svg:height="1.905cm" svg:x="13.7cm" svg:y="14.97cm">
          <text:p text:style-name="P2"><text:span text:style-name="T1">KE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715cm" svg:x="14.335cm" svg:y="20.685cm">
          <text:p text:style-name="P2"><text:span text:style-name="T1">Statistical</text:span></text:p>
          <text:p text:style-name="P2"><text:span text:style-name="T1">Mode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.27cm" svg:height="3.175cm" svg:x="4.81cm" svg:y="16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27cm" svg:height="3.175cm" svg:x="14.97cm" svg:y="16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27cm" svg:height="3.175cm" svg:x="9.89cm" svg:y="16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id="id3" draw:layer="layout" svg:width="6.985cm" svg:height="2.54cm" svg:x="2.905cm" svg:y="6.715cm">
          <text:p text:style-name="P1">Natural Language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7" draw:text-style-name="P1" draw:id="id4" draw:layer="layout" svg:width="6.985cm" svg:height="2.54cm" svg:x="11.16cm" svg:y="6.715cm">
          <text:p text:style-name="P1">SPARQL</text:p>
          <text:p text:style-name="P1">Interfac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85cm" svg:height="3.575cm" svg:x="4.175cm" svg:y="1.635cm">
          <draw:image xlink:href="Pictures/200001E70000335E000030331ED866DB.svm" xlink:type="simple" xlink:show="embed" xlink:actuate="onLoad">
            <text:p/>
          </draw:image>
        </draw:frame>
        <draw:frame draw:style-name="gr8" draw:text-style-name="P1" draw:layer="layout" svg:width="2.962cm" svg:height="2.54cm" svg:x="13.278cm" svg:y="2.27cm">
          <draw:image xlink:href="Pictures/200001C90000069D0000069DA8AC5801.svm" xlink:type="simple" xlink:show="embed" xlink:actuate="onLoad">
            <text:p/>
          </draw:image>
        </draw:frame>
        <draw:connector draw:style-name="gr9" draw:text-style-name="P1" draw:layer="layout" draw:type="line" svg:x1="5.714cm" svg:y1="5.33cm" svg:x2="5.714cm" svg:y2="6.634cm" svg:d="m5714 5330v1304">
          <text:p/>
        </draw:connector>
        <draw:connector draw:style-name="gr9" draw:text-style-name="P1" draw:layer="layout" draw:type="line" svg:x1="14.335cm" svg:y1="4.776cm" svg:x2="14.303cm" svg:y2="6.634cm" svg:d="m14335 4776-32 1858">
          <text:p/>
        </draw:connector>
        <draw:connector draw:style-name="gr9" draw:text-style-name="P1" draw:layer="layout" draw:type="line" svg:x1="10.525cm" svg:y1="13.065cm" svg:x2="10.469cm" svg:y2="14.801cm" draw:start-shape="id1" draw:start-glue-point="2" svg:d="m10525 13065-56 1736">
          <text:p/>
        </draw:connector>
        <draw:connector draw:style-name="gr9" draw:text-style-name="P1" draw:layer="layout" draw:type="line" svg:x1="10.525cm" svg:y1="13.065cm" svg:x2="6.366cm" svg:y2="14.878cm" draw:start-shape="id1" svg:d="m10525 13065-4159 1813">
          <text:p/>
        </draw:connector>
        <draw:connector draw:style-name="gr9" draw:text-style-name="P1" draw:layer="layout" draw:type="line" svg:x1="10.525cm" svg:y1="13.065cm" svg:x2="15.922cm" svg:y2="14.97cm" draw:start-shape="id1" draw:start-glue-point="2" draw:end-shape="id2" draw:end-glue-point="0" svg:d="m10525 13065 5397 1905">
          <text:p/>
        </draw:connector>
        <draw:connector draw:style-name="gr9" draw:text-style-name="P1" draw:layer="layout" draw:type="line" svg:x1="6.397cm" svg:y1="9.255cm" svg:x2="6.404cm" svg:y2="10.468cm" draw:start-shape="id3" draw:start-glue-point="2" svg:d="m6397 9255 7 1213">
          <text:p/>
        </draw:connector>
        <draw:connector draw:style-name="gr9" draw:text-style-name="P1" draw:layer="layout" draw:type="line" svg:x1="14.652cm" svg:y1="9.255cm" svg:x2="14.648cm" svg:y2="10.392cm" draw:start-shape="id4" draw:start-glue-point="2" svg:d="m14652 9255-4 11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5T11:44:52</meta:creation-date>
    <dc:date>2010-05-05T12:13:39</dc:date>
    <meta:editing-duration>PT00H13M37S</meta:editing-duration>
    <meta:editing-cycles>1</meta:editing-cycles>
    <meta:document-statistic meta:object-count="22"/>
    <meta:generator>OpenOffice.org/3.1$Linux OpenOffice.org_project/310m19$Build-9420</meta:generator>
  </office:meta>
</office:document-meta>
</file>